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D69A0F8C.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2" svg:font-family="Arial" style:font-family-generic="roman"/>
    <style:font-face style:name="Times New Roman1" svg:font-family="'Times New Roman'" style:font-family-generic="roman"/>
    <style:font-face style:name="Arial1" svg:font-family="Arial"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472in" table:align="margins"/>
    </style:style>
    <style:style style:name="Table1.A" style:family="table-column">
      <style:table-column-properties style:column-width="3.2736in" style:rel-column-width="32767*"/>
    </style:style>
    <style:style style:name="Table1.B" style:family="table-column">
      <style:table-column-properties style:column-width="3.2736in" style:rel-column-width="32768*"/>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 fo:font-size="10pt" style:font-size-asian="10pt" style:font-size-complex="10pt"/>
    </style:style>
    <style:style style:name="P2" style:family="paragraph" style:parent-style-name="Text_20_body">
      <style:text-properties style:font-name="Arial1" fo:font-size="10pt" style:font-size-asian="10pt" style:font-size-complex="10pt"/>
    </style:style>
    <style:style style:name="P3" style:family="paragraph" style:parent-style-name="Text_20_body" style:list-style-name="L1">
      <style:text-properties style:font-name="Arial1" fo:font-size="10pt" style:font-size-asian="10pt" style:font-size-complex="10pt"/>
    </style:style>
    <style:style style:name="P4" style:family="paragraph" style:parent-style-name="Standard">
      <style:paragraph-properties style:text-autospace="none"/>
      <style:text-properties style:font-name="Arial1" fo:font-size="10pt" style:font-name-asian="Arial2" style:font-size-asian="10pt" style:font-name-complex="Arial2" style:font-size-complex="10pt"/>
    </style:style>
    <style:style style:name="P5" style:family="paragraph" style:parent-style-name="Text_20_body">
      <style:text-properties style:font-name="Arial1" fo:font-size="10pt" style:font-name-asian="Arial2" style:font-size-asian="10pt" style:font-name-complex="Arial2" style:font-size-complex="10pt"/>
    </style:style>
    <style:style style:name="P6" style:family="paragraph" style:parent-style-name="Standard">
      <style:paragraph-properties style:text-autospace="none"/>
      <style:text-properties style:font-name="Times New Roman1" fo:font-size="12pt" style:font-name-asian="Arial2" style:font-size-asian="12pt" style:font-name-complex="Arial2" style:font-size-complex="12pt"/>
    </style:style>
    <style:style style:name="P7" style:family="paragraph" style:parent-style-name="Standard">
      <style:paragraph-properties style:text-autospace="none"/>
      <style:text-properties style:font-name="Arial1" fo:font-size="10pt"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Table_20_Contents">
      <style:text-properties style:font-name="Arial" fo:font-size="10pt" fo:font-weight="bold" style:font-name-asian="Lucida Sans Unicode" style:font-size-asian="10pt" style:font-weight-asian="bold" style:font-name-complex="Tahoma" style:font-size-complex="10pt" style:font-weight-complex="bold"/>
    </style:style>
    <style:style style:name="P10" style:family="paragraph" style:parent-style-name="Table_20_Contents">
      <style:text-properties style:font-name="Arial" fo:font-size="10pt" style:font-name-asian="Lucida Sans Unicode" style:font-size-asian="10pt" style:font-name-complex="Tahoma" style:font-size-complex="10pt"/>
    </style:style>
    <style:style style:name="P11" style:family="paragraph" style:parent-style-name="Table_20_Contents">
      <style:text-properties style:font-name="Arial" fo:font-size="10pt" style:text-underline-style="none" style:font-name-asian="Lucida Sans Unicode" style:font-size-asian="10pt" style:font-name-complex="Tahoma" style:font-size-complex="10pt"/>
    </style:style>
    <style:style style:name="T1" style:family="text">
      <style:text-properties style:font-name="Arial1" fo:font-size="10pt" style:font-size-asian="10pt" style:font-size-complex="10pt"/>
    </style:style>
    <style:style style:name="fr1" style:family="graphic" style:parent-style-name="OLE">
      <style:graphic-properties style:vertical-pos="from-top" style:vertical-rel="paragraph" style:horizontal-pos="from-left" style:horizontal-rel="paragraph" fo:background-color="transparent" style:background-transparency="1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1">The functional verification is a bottleneck in the manufacturing of today's integrated circuits. This operation consumes between 50 – 80 percent of the design project. CSLC offers a way to verify designs faster, at a lower cost and using less manpower. </text:p>
        <text:h text:style-name="Heading_20_1" text:outline-level="1">Description</text:h>
        <text:p text:style-name="P1">The CSL Testbench component is an integrated part of the CSL language that assists hardware designers and verification engineers to test the functionality of their designs faster and easier than in the traditional way. It automatically generates testbenches for each module in the design allowing developers to focus on circuit or system features.</text:p>
        <text:h text:style-name="Heading_20_1" text:outline-level="1">Features</text:h>
        <text:p text:style-name="P2">The CSL Testbench is a powerful component of the CSL language that allows you to create a testing environment around the design under test (DUT). This environment will be updated based on the module interface specifications.</text:p>
        <text:p text:style-name="P2"/>
        <text:list text:style-name="L1">
          <text:list-item>
            <text:p text:style-name="P3">A C++ Simulator is used to create test vectors and golden vector outputs and states. The connection between the C++ Simulator and the CSL Testbench is made using CSL Verification Component.</text:p>
          </text:list-item>
        </text:list>
        <text:p text:style-name="P2"/>
        <text:list text:style-name="L1">
          <text:list-item text:start-value="1">
            <text:p text:style-name="P3">The DUT inside the testbench can be tested using the stimulus/expected vectors or states created using C++ Simulator, or by comparing it's results with the results of a golden model simulated in the C++ Simulator which passes it's results to the testbench using a PLI interface. </text:p>
          </text:list-item>
        </text:list>
        <text:p text:style-name="P2"/>
        <text:p text:style-name="P4">Counters accumulate the total number of mismatches and matches between the expected vectors/state and DUT output vector/state data.</text:p>
        <text:p text:style-name="P5"/>
        <text:p text:style-name="P5">CSL Testbench generates report files in order to describe the performance of the DUT. There are two types of reports:</text:p>
        <text:p text:style-name="P5">Incident Reports - detailing for any test that failed; </text:p>
        <text:p text:style-name="P5">Summary Reports -used to indicate whether the DUT is fit for the purpose according to whether or not it has met acceptance criteria defined by project stakeholders.</text:p>
        <text:p text:style-name="P2"/>
        <text:p text:style-name="P6"><text:span text:style-name="T1">Scripts can be used to post process the output vectors or stales of C++ Simulator and RTL models. The scripts compare the outputs and return a report</text:span>.</text:p>
        <text:h text:style-name="Heading_20_1" text:outline-level="1">Benefits</text:h>
        <text:p text:style-name="P2">No bottleneck in developing new circuits or systems.</text:p>
        <text:p text:style-name="P2">90% less time spent for the functional verification of the designs.</text:p>
        <text:p text:style-name="P2">Use of a high level language (C++) to describe a golden model of the DUT and to generate verification components.</text:p>
        <text:p text:style-name="P7">Save money by having a testing tool integrated into the CSL Compiler.</text:p>
        <text:h text:style-name="Heading_20_1" text:outline-level="1">Architecture Diagram</text:h>
        <text:p text:style-name="Text_20_body"><draw:frame draw:style-name="fr1" draw:name="Object1" text:anchor-type="paragraph" svg:x="0.0063in" svg:y="0.1264in" svg:width="3.2508in" svg:height="1.5839in" draw:z-index="3"><draw:object xlink:href="./Object 1" xlink:type="simple" xlink:show="embed" xlink:actuate="onLoad"/><draw:image xlink:href="./ObjectReplacements/Object 1" xlink:type="simple" xlink:show="embed" xlink:actuate="onLoad"/></draw:frame></text:p>
        <text:p text:style-name="Text_20_body"/>
        <text:p text:style-name="Text_20_body"/>
        <text:p text:style-name="P8"/>
        <text:h text:style-name="Heading_20_1" text:outline-level="1">Supported formats</text:h>
        <text:p text:style-name="P8">The CSL Testbench accepts as input formats CSL Units, Verilog modules and VHDL entities and creates reports in HTML, PDF and plain test format.</text:p>
        <text:p text:style-name="Standard"/>
        <text:p text:style-name="P8"/>
        <text:p text:style-name="P8"/>
        <text:p text:style-name="P8"/>
        <text:p text:style-name="P8"/>
        <text:p text:style-name="P8"/>
        <text:p text:style-name="P8"/>
        <text:p text:style-name="P8"/>
        <text:p text:style-name="P8"/>
        <text:p text:style-name="P8"/>
        <text:p text:style-name="Standard"/>
        <text:p text:style-name="Standard"/>
      </text:section>
      <text:p text:style-name="P8"/>
      <text:p text:style-name="P8"><text:tab/><text:tab/> <text:s text:c="4"/></text:p>
      <text:h text:style-name="Heading_20_2" text:outline-level="2"><draw:frame draw:style-name="fr2" draw:name="Frame1" text:anchor-type="paragraph" svg:width="6.6665in" draw:z-index="2"><draw:text-box fo:min-height="2.8654in"><text:p text:style-name="Frame_20_contents"/><table:table table:name="Table1" table:style-name="Table1"><table:table-column table:style-name="Table1.A"/><table:table-column table:style-name="Table1.B"/><table:table-row><table:table-cell table:style-name="Table1.A1" office:value-type="string"><text:p text:style-name="P9">Testbench Features</text:p></table:table-cell><table:table-cell table:style-name="Table1.B1" office:value-type="string"><text:p text:style-name="P9">Benefits</text:p></table:table-cell></table:table-row><table:table-row><table:table-cell table:style-name="Table1.A2" office:value-type="string"><text:p text:style-name="P10">Create a testing environment around the DUT</text:p></table:table-cell><table:table-cell table:style-name="Table1.B2" office:value-type="string"><text:p text:style-name="P10">Ability to configure testbench architecture</text:p></table:table-cell></table:table-row><table:table-row><table:table-cell table:style-name="Table1.A3" office:value-type="string"><text:p text:style-name="P10">Incremental flow</text:p></table:table-cell><table:table-cell table:style-name="Table1.B3" office:value-type="string"><text:p text:style-name="P10">Quickly change testbench configuration</text:p></table:table-cell></table:table-row><table:table-row><table:table-cell table:style-name="Table1.A2" office:value-type="string"><text:p text:style-name="P10">Test vectors and state data</text:p></table:table-cell><table:table-cell table:style-name="Table1.B2" office:value-type="string"><text:p text:style-name="P10">Enables test of DUT starting from a know state</text:p></table:table-cell></table:table-row><table:table-row><table:table-cell table:style-name="Table1.A3" office:value-type="string"><text:p text:style-name="P10">Import verification components</text:p></table:table-cell><table:table-cell table:style-name="Table1.B3" office:value-type="string"><text:p text:style-name="P10">Can receive stimulus and expected verification components generated with C/C++ or RTL simulators</text:p></table:table-cell></table:table-row><table:table-row><table:table-cell table:style-name="Table1.A2" office:value-type="string"><text:p text:style-name="P10">Export verification components</text:p></table:table-cell><table:table-cell table:style-name="Table1.B2" office:value-type="string"><text:p text:style-name="P10">Possibility to create verification components sets to be fed back into other testbenches</text:p></table:table-cell></table:table-row><table:table-row><table:table-cell table:style-name="Table1.A7" office:value-type="string"><text:p text:style-name="P10">Choose signals for sampling and/or triggering</text:p></table:table-cell><table:table-cell table:style-name="Table1.B7" office:value-type="string"><text:p text:style-name="P10">Minimize logic and memory space to get only the needed data</text:p></table:table-cell></table:table-row><table:table-row><table:table-cell table:style-name="Table1.A2" office:value-type="string"><text:p text:style-name="P10">No restriction on signal sets, signal width and verification components set size</text:p></table:table-cell><table:table-cell table:style-name="Table1.B2" office:value-type="string"><text:p text:style-name="P10">Capture data from any number of signals or memory elements depending on the testing needs</text:p></table:table-cell></table:table-row><table:table-row><table:table-cell table:style-name="Table1.A3" office:value-type="string"><text:p text:style-name="P10">Clock generators</text:p></table:table-cell><table:table-cell table:style-name="Table1.B3" office:value-type="string"><text:p text:style-name="P10">Ability to test designs with multiple clock domains</text:p></table:table-cell></table:table-row><table:table-row><table:table-cell table:style-name="Table1.A2" office:value-type="string"><text:p text:style-name="P10">Unlimited sequential trigger conditions</text:p></table:table-cell><table:table-cell table:style-name="Table1.B2" office:value-type="string"><text:p text:style-name="P10">Allows any set if events to trigger data capture</text:p></table:table-cell></table:table-row><table:table-row><table:table-cell table:style-name="Table1.A7" office:value-type="string"><text:p text:style-name="P10">Waveform display</text:p></table:table-cell><table:table-cell table:style-name="Table1.B7" office:value-type="string"><text:p text:style-name="P10">Saves capture data in formats that can be used by waveform viewers</text:p></table:table-cell></table:table-row><table:table-row><table:table-cell table:style-name="Table1.A2" office:value-type="string"><text:p text:style-name="P11">Supports Verilog, VHDL and C++</text:p></table:table-cell><table:table-cell table:style-name="Table1.B2" office:value-type="string"><text:p text:style-name="P10">Full support of all HDL design data types</text:p></table:table-cell></table:table-row><table:table-row><table:table-cell table:style-name="Table1.A3" office:value-type="string"><text:p text:style-name="P11">Flexible recording mechanism</text:p></table:table-cell><table:table-cell table:style-name="Table1.B3" office:value-type="string"><text:p text:style-name="P10">Ability to turn on and off the recording of verification components based in specified conditions</text:p></table:table-cell></table:table-row></table:table><text:p text:style-name="Standard"/></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2" svg:font-family="Arial" style:font-family-generic="roman"/>
    <style:font-face style:name="Times New Roman1" svg:font-family="'Times New Roman'" style:font-family-generic="roman"/>
    <style:font-face style:name="Arial1" svg:font-family="Arial"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0"><draw:image xlink:href="Pictures/2000000700002FDB00000DA6D69A0F8C.svm" xlink:type="simple" xlink:show="embed" xlink:actuate="onLoad"/></draw:frame><text:tab/><text:tab/><text:span text:style-name="T1">CSL Product Family</text:span></text:p>
        <text:p text:style-name="P2"><text:tab/><text:tab/>CSL Testbench</text:p>
        <text:p text:style-name="P2"/>
        <text:p text:style-name="P3"><text:tab/><text:tab/><text:span text:style-name="T2">Datasheet</text:span></text:p>
      </style:header>
      <style:footer>
        <text:p text:style-name="P4">Copyright <text:s/>© <text:date style:data-style-name="N106" text:date-value="2008-01-27T12:52:40">2008</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87</text:editing-cycles></text:span><text:span text:style-name="T3">) </text:span><text:span text:style-name="T3"><text:date style:data-style-name="N76" text:date-value="2008-01-27T12:52:40">January 27, 2008</text:date></text:span><text:span text:style-name="T3"><text:tab/><text:tab/><text:tab/><text:tab/> </text:span><text:span text:style-name="T4">www.fastpathlogic.com</text:span><text:span text:style-name="T3"><text:tab/><text:tab/><text:tab/><text:tab/></text:span><text:span text:style-name="T3"><text:page-number text:select-page="current">2</text:page-number></text:span></text:p>
        <text:p text:style-name="P6">Datasheet</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1"><draw:image xlink:href="Pictures/2000000700002FDB00000DA6D69A0F8C.svm" xlink:type="simple" xlink:show="embed" xlink:actuate="onLoad"/></draw:frame></text:p>
      </style:header>
      <style:footer>
        <text:p text:style-name="P4">Copyright <text:s/>© <text:date style:data-style-name="N106" text:date-value="2008-01-27T12:52:40">2008</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87</text:editing-cycles></text:span><text:span text:style-name="T3">) </text:span><text:span text:style-name="T3"><text:date style:data-style-name="N76" text:date-value="2008-01-27T12:52:40">January 27, 2008</text:date></text:span><text:span text:style-name="T3"><text:tab/><text:tab/><text:tab/><text:tab/></text:span><text:span text:style-name="T4">www.fastpathlogic.com</text:span><text:span text:style-name="T3"><text:tab/><text:tab/><text:tab/><text:tab/></text:span><text:span text:style-name="T3"><text:page-number text:select-page="current">2</text:page-number></text:span></text:p>
        <text:p text:style-name="P6">Datashe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Cristian-Gyozo Haba</meta:initial-creator>
    <meta:creation-date>2007-02-27T18:09:27</meta:creation-date>
    <dc:creator>Agent 007</dc:creator>
    <dc:date>2008-01-27T12:52:40</dc:date>
    <dc:language>en-US</dc:language>
    <meta:editing-cycles>87</meta:editing-cycles>
    <meta:editing-duration>PT7H49M37S</meta:editing-duration>
    <meta:user-defined meta:name="Info 1"/>
    <meta:user-defined meta:name="Info 2"/>
    <meta:user-defined meta:name="Info 3"/>
    <meta:user-defined meta:name="Info 4"/>
    <meta:document-statistic meta:table-count="1" meta:image-count="2" meta:object-count="1" meta:page-count="2" meta:paragraph-count="58" meta:word-count="641" meta:character-count="4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1.41cm"/>
    </style:style>
    <style:style style:name="gr6" style:family="graphic" style:parent-style-name="standard">
      <style:graphic-properties svg:stroke-width="0.025cm" draw:marker-start-width="0.279cm" draw:marker-end="Arrow" draw:marker-end-width="0.178cm" draw:textarea-horizontal-align="center" draw:textarea-vertical-align="middle" fo:padding-top="0.137cm" fo:padding-bottom="0.137cm" fo:padding-left="0.262cm" fo:padding-right="0.262cm"/>
    </style:style>
    <style:style style:name="gr7" style:family="graphic" style:parent-style-name="standard">
      <style:graphic-properties svg:stroke-width="0.025cm" draw:marker-start-width="0.178cm" draw:marker-end="Arrow" draw:marker-end-width="0.178cm" draw:textarea-horizontal-align="center" draw:textarea-vertical-align="middle" fo:padding-top="0.137cm" fo:padding-bottom="0.137cm" fo:padding-left="0.262cm" fo:padding-right="0.262cm"/>
    </style:style>
    <style:style style:name="gr8" style:family="graphic" style:parent-style-name="standard">
      <style:graphic-properties svg:stroke-width="0.025cm" draw:marker-start-width="0.33cm" draw:marker-end="Arrow" draw:marker-end-width="0.178cm" draw:textarea-horizontal-align="center" draw:textarea-vertical-align="middle" fo:padding-top="0.137cm" fo:padding-bottom="0.137cm" fo:padding-left="0.262cm" fo:padding-right="0.262cm"/>
    </style:style>
    <style:style style:name="gr9" style:family="graphic" style:parent-style-name="standard">
      <style:graphic-properties draw:stroke="none" svg:stroke-color="#000000" draw:fill="none" draw:fill-color="#ffffff" fo:min-height="1.426cm"/>
    </style:style>
    <style:style style:name="gr10" style:family="graphic" style:parent-style-name="standard">
      <style:graphic-properties draw:stroke="none" svg:stroke-color="#000000" draw:fill="none" draw:fill-color="#ffffff" fo:min-height="1.9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4.271cm" svg:height="6.254cm" svg:x="-1.3cm" svg:y="2.131cm">
            <text:p text:style-name="P1"><text:span text:style-name="T1">C++</text:span></text:p>
            <text:p text:style-name="P1"><text:span text:style-name="T1">Simulato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15.794cm" svg:height="7.078cm" svg:x="5.766cm" svg:y="1.721cm">
            <text:p text:style-name="P4"/>
            <draw:enhanced-geometry svg:viewBox="0 0 21600 21600" draw:mirror-horizontal="false" draw:mirror-vertical="false" draw:type="rectangle" draw:enhanced-path="M 0 0 L 21600 0 21600 21600 0 21600 0 0 Z N"/>
          </draw:custom-shape>
          <draw:custom-shape draw:style-name="gr1" draw:text-style-name="P2" draw:layer="layout" svg:width="4.237cm" svg:height="2.64cm" svg:x="8.067cm" svg:y="3.187cm">
            <text:p text:style-name="P1"><text:span text:style-name="T1">DUT</text:span></text:p>
            <draw:enhanced-geometry svg:viewBox="0 0 21600 21600" draw:mirror-horizontal="false" draw:mirror-vertical="false" draw:type="rectangle" draw:enhanced-path="M 0 0 L 21600 0 21600 21600 0 21600 0 0 Z N"/>
          </draw:custom-shape>
          <draw:custom-shape draw:style-name="gr2" draw:text-style-name="P3" draw:id="id1" draw:layer="layout" svg:width="0.778cm" svg:height="3.349cm" svg:x="5.758cm" svg:y="3.661cm">
            <draw:glue-point draw:id="4" svg:x="4.989cm" svg:y="-2.257cm"/>
            <draw:glue-point draw:id="5" svg:x="4.989cm" svg:y="2.982cm"/>
            <text:p text:style-name="P4"/>
            <draw:enhanced-geometry svg:viewBox="0 0 21600 21600" draw:mirror-horizontal="false" draw:mirror-vertical="false" draw:type="rectangle" draw:enhanced-path="M 0 0 L 21600 0 21600 21600 0 21600 0 0 Z N"/>
          </draw:custom-shape>
          <draw:custom-shape draw:style-name="gr2" draw:text-style-name="P3" draw:id="id2" draw:layer="layout" svg:width="0.762cm" svg:height="1.947cm" svg:x="8.062cm" svg:y="3.57cm">
            <text:p text:style-name="P4"/>
            <draw:enhanced-geometry svg:viewBox="0 0 21600 21600" draw:mirror-horizontal="false" draw:mirror-vertical="false" draw:type="rectangle" draw:enhanced-path="M 0 0 L 21600 0 21600 21600 0 21600 0 0 Z N"/>
          </draw:custom-shape>
          <draw:custom-shape draw:style-name="gr2" draw:text-style-name="P3" draw:id="id4" draw:layer="layout" svg:width="0.762cm" svg:height="1.947cm" svg:x="11.503cm" svg:y="3.57cm">
            <text:p text:style-name="P4"/>
            <draw:enhanced-geometry svg:viewBox="0 0 21600 21600" draw:mirror-horizontal="false" draw:mirror-vertical="false" draw:type="rectangle" draw:enhanced-path="M 0 0 L 21600 0 21600 21600 0 21600 0 0 Z N"/>
          </draw:custom-shape>
          <draw:custom-shape draw:style-name="gr1" draw:text-style-name="P2" draw:id="id6" draw:layer="layout" svg:width="2.87cm" svg:height="1.041cm" svg:x="17.237cm" svg:y="4.461cm">
            <text:p text:style-name="P1"><text:span text:style-name="T1">Match</text:span></text:p>
            <draw:enhanced-geometry svg:viewBox="0 0 21600 21600" draw:mirror-horizontal="false" draw:mirror-vertical="false" draw:type="rectangle" draw:enhanced-path="M 0 0 L 21600 0 21600 21600 0 21600 0 0 Z N"/>
          </draw:custom-shape>
          <draw:custom-shape draw:style-name="gr1" draw:text-style-name="P2" draw:id="id8" draw:layer="layout" svg:width="4.454cm" svg:height="1.274cm" svg:x="16.62cm" svg:y="6.756cm">
            <text:p text:style-name="P1"><text:span text:style-name="T1">Mismatch</text:span></text:p>
            <draw:enhanced-geometry svg:viewBox="0 0 21600 21600" draw:mirror-horizontal="false" draw:mirror-vertical="false" draw:type="rectangle" draw:enhanced-path="M 0 0 L 21600 0 21600 21600 0 21600 0 0 Z N"/>
          </draw:custom-shape>
          <draw:g draw:id="id5">
            <draw:custom-shape draw:style-name="gr3" draw:text-style-name="P3" draw:id="id3" draw:layer="layout" svg:width="1.253cm" svg:height="1.252cm" svg:x="13.81cm" svg:y="4.334cm">
              <draw:glue-point draw:id="12" svg:x="-3.615cm" svg:y="-3.589cm"/>
              <draw:glue-point draw:id="13" svg:x="-3.615cm" svg:y="3.615cm"/>
              <text:p text:style-name="P4"/>
              <draw:enhanced-geometry svg:viewBox="0 0 21600 21600" draw:glue-points="10800 0 3160 3160 0 10800 3160 18440 10800 21600 18440 18440 21600 10800 18440 3160" draw:text-areas="3200 3200 18400 18400" draw:mirror-horizontal="false" draw:mirror-vertical="false" draw:type="ellipse"/>
            </draw:custom-shape>
            <draw:line draw:style-name="gr4" draw:text-style-name="P3" draw:layer="layout" svg:x1="14.005cm" svg:y1="4.813cm" svg:x2="14.352cm" svg:y2="4.813cm">
              <text:p text:style-name="P4"/>
            </draw:line>
            <draw:line draw:style-name="gr4" draw:text-style-name="P3" draw:layer="layout" svg:x1="14.58cm" svg:y1="4.813cm" svg:x2="14.902cm" svg:y2="4.813cm">
              <text:p text:style-name="P4"/>
            </draw:line>
            <draw:line draw:style-name="gr4" draw:text-style-name="P3" draw:layer="layout" svg:x1="14.584cm" svg:y1="5.136cm" svg:x2="14.902cm" svg:y2="5.136cm">
              <text:p text:style-name="P4"/>
            </draw:line>
            <draw:line draw:style-name="gr4" draw:text-style-name="P3" draw:layer="layout" svg:x1="14.014cm" svg:y1="5.136cm" svg:x2="14.357cm" svg:y2="5.136cm">
              <text:p text:style-name="P4"/>
            </draw:line>
          </draw:g>
          <draw:g draw:id="id7">
            <draw:custom-shape draw:style-name="gr2" draw:text-style-name="P3" draw:layer="layout" svg:width="0.528cm" svg:height="0.45cm" svg:x="15.337cm" svg:y="6.415cm">
              <text:p text:style-name="P4"/>
              <draw:enhanced-geometry svg:viewBox="0 0 21600 21600" draw:mirror-vertical="true" draw:glue-points="1080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0.194cm" svg:height="0.162cm" svg:x="15.513cm" svg:y="6.879cm">
              <text:p text:style-name="P4"/>
              <draw:enhanced-geometry svg:viewBox="0 0 21600 21600" draw:glue-points="10800 0 3160 3160 0 10800 3160 18440 10800 21600 18440 18440 21600 10800 18440 3160" draw:text-areas="3200 3200 18400 18400" draw:mirror-horizontal="false" draw:mirror-vertical="false" draw:type="ellipse"/>
            </draw:custom-shape>
          </draw:g>
          <draw:custom-shape draw:style-name="gr1" draw:text-style-name="P2" draw:layer="layout" svg:width="3.796cm" svg:height="1.533cm" svg:x="11.625cm" svg:y="10.532cm">
            <text:p text:style-name="P1"><text:span text:style-name="T1">Reports</text:span></text:p>
            <draw:enhanced-geometry svg:viewBox="0 0 21600 21600" draw:mirror-horizontal="false" draw:mirror-vertical="false" draw:type="rectangle" draw:enhanced-path="M 0 0 L 21600 0 21600 21600 0 21600 0 0 Z N"/>
          </draw:custom-shape>
          <draw:frame draw:style-name="gr5" draw:text-style-name="P5" draw:layer="layout" svg:width="6.413cm" svg:height="1.66cm" svg:x="5.241cm" svg:y="1.609cm">
            <draw:text-box>
              <text:p text:style-name="P4"><text:span text:style-name="T1">Testbench</text:span></text:p>
            </draw:text-box>
          </draw:frame>
          <draw:custom-shape draw:style-name="gr2" draw:text-style-name="P3" draw:layer="layout" svg:width="2.845cm" svg:height="0.902cm" svg:x="2.965cm" svg:y="5.016cm">
            <text:p text:style-name="P4"/>
            <draw:enhanced-geometry svg:viewBox="0 0 21600 21600" draw:text-areas="0 ?f0 ?f5 ?f2" draw:mirror-horizontal="false" draw:mirror-vertical="false" draw:type="right-arrow" draw:modifiers="15527.7108433735 7174.007220216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1.805cm" svg:height="0.709cm" draw:transform="rotate (-1.57079632679579) translate (13.871cm 8.803cm)">
            <text:p text:style-name="P4"/>
            <draw:enhanced-geometry svg:viewBox="0 0 21600 21600" draw:text-areas="0 ?f0 ?f5 ?f2" draw:mirror-horizontal="false" draw:mirror-vertical="false" draw:type="right-arrow" draw:modifiers="15527.7108433735 7174.007220216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3" draw:layer="layout" draw:type="line" svg:x1="6.535cm" svg:y1="4.58cm" svg:x2="8.062cm" svg:y2="4.543cm" draw:start-shape="id1" draw:start-glue-point="4" draw:end-shape="id2" draw:end-glue-point="3">
            <text:p text:style-name="P4"/>
          </draw:connector>
          <draw:connector draw:style-name="gr7" draw:text-style-name="P3" draw:layer="layout" svg:x1="6.535cm" svg:y1="6.333cm" svg:x2="13.992cm" svg:y2="5.402cm" draw:start-shape="id1" draw:start-glue-point="5" draw:end-shape="id3" draw:end-glue-point="7">
            <text:p text:style-name="P4"/>
          </draw:connector>
          <draw:connector draw:style-name="gr8" draw:text-style-name="P3" draw:layer="layout" draw:type="line" svg:x1="12.265cm" svg:y1="4.543cm" svg:x2="13.984cm" svg:y2="4.511cm" draw:start-shape="id4" draw:start-glue-point="1" draw:end-shape="id3" draw:end-glue-point="12">
            <text:p text:style-name="P4"/>
          </draw:connector>
          <draw:connector draw:style-name="gr8" draw:text-style-name="P3" draw:layer="layout" draw:type="line" svg:x1="15.063cm" svg:y1="4.96cm" svg:x2="17.237cm" svg:y2="4.981cm" draw:start-shape="id5" draw:start-glue-point="1" draw:end-shape="id6" draw:end-glue-point="3">
            <text:p text:style-name="P4"/>
          </draw:connector>
          <draw:connector draw:style-name="gr8" draw:text-style-name="P3" draw:layer="layout" svg:x1="15.601cm" svg:y1="7.041cm" svg:x2="16.62cm" svg:y2="7.393cm" draw:start-shape="id7" draw:start-glue-point="2" draw:end-shape="id8" draw:end-glue-point="3">
            <text:p text:style-name="P4"/>
          </draw:connector>
          <draw:frame draw:style-name="gr9" draw:text-style-name="P5" draw:layer="layout" svg:width="2.231cm" svg:height="1.676cm" draw:transform="rotate (-1.57079632679579) translate (9.299cm 3.5cm)">
            <draw:text-box>
              <text:p text:style-name="P4"><text:span text:style-name="T1">in</text:span></text:p>
            </draw:text-box>
          </draw:frame>
          <draw:frame draw:style-name="gr10" draw:text-style-name="P5" draw:layer="layout" svg:width="3.271cm" svg:height="2.17cm" draw:transform="rotate (-1.57079632679579) translate (12.732cm 3.122cm)">
            <draw:text-box>
              <text:p text:style-name="P4"><text:span text:style-name="T1">out</text:span></text:p>
            </draw:text-box>
          </draw:frame>
          <draw:line draw:style-name="gr8" draw:text-style-name="P3" draw:layer="layout" svg:x1="15.591cm" svg:y1="4.974cm" svg:x2="15.591cm" svg:y2="6.435cm">
            <text:p text:style-name="P4"/>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